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0000" loext:opacity="100%" fo:font-size="20pt" fo:font-style="italic" fo:font-weight="bold" officeooo:rsid="00078f19" officeooo:paragraph-rsid="00078f19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officeooo:rsid="00078f19" officeooo:paragraph-rsid="00078f19"/>
    </style:style>
    <style:style style:name="P3" style:family="paragraph" style:parent-style-name="Standard">
      <style:text-properties fo:font-size="20pt" officeooo:rsid="00078f19" officeooo:paragraph-rsid="00078f19" style:font-size-asian="17.5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73cm" fo:min-width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304cm" fo:min-width="1.9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342cm" fo:min-width="1.9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51cm" fo:min-width="1.9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087cm" fo:min-width="3.2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164cm" fo:min-width="3.3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64cm" fo:min-width="3.7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058cm" fo:min-width="3.7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191cm" fo:min-width="4.2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2.237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138cm" fo:min-width="4.0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164cm" fo:min-width="3.9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217cm" fo:min-width="4.0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74cm" fo:min-width="2.4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e numbers in java:prime numbber is a number that is grater than 1 and divided by 1 or it self only.in other words ,prime numbers can’t be divided by other numbers.</text:p>
      <text:p text:style-name="P2"/>
      <text:p text:style-name="P2"><draw:custom-shape text:anchor-type="paragraph" draw:z-index="0" draw:name="Shape 1" draw:style-name="gr15" draw:text-style-name="P10" svg:width="3.493cm" svg:height="1.377cm" svg:x="5.046cm" svg:y="0.019cm"><text:p text:style-name="P10"><text:span text:style-name="T5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3"><draw:custom-shape text:anchor-type="paragraph" draw:z-index="1" draw:name="Shape 2" draw:style-name="gr14" draw:text-style-name="P8" svg:width="4.075cm" svg:height="1.218cm" svg:x="4.808cm" svg:y="0.977cm"><text:p text:style-name="P4"><text:span text:style-name="T3">no=17</text:span></text:p><draw:enhanced-geometry svg:viewBox="0 0 21600 21600" draw:type="rectangle" draw:enhanced-path="M 0 0 L 21600 0 21600 21600 0 21600 0 0 Z N"/></draw:custom-shape><draw:custom-shape text:anchor-type="paragraph" draw:z-index="2" draw:name="Shape 3" draw:style-name="gr13" draw:text-style-name="P8" svg:width="3.996cm" svg:height="1.165cm" svg:x="4.835cm" svg:y="2.856cm"><text:p text:style-name="P8"><text:span text:style-name="T3">div=2</text:span></text:p><draw:enhanced-geometry svg:viewBox="0 0 21600 21600" draw:type="rectangle" draw:enhanced-path="M 0 0 L 21600 0 21600 21600 0 21600 0 0 Z N"/></draw:custom-shape><draw:custom-shape text:anchor-type="paragraph" draw:z-index="3" draw:name="Shape 4" draw:style-name="gr12" draw:text-style-name="P9" svg:width="4.049cm" svg:height="1.138cm" svg:x="4.861cm" svg:y="4.893cm"><text:p text:style-name="P9"><text:span text:style-name="T4">count=0</text:span></text:p><draw:enhanced-geometry svg:viewBox="0 0 21600 21600" draw:type="rectangle" draw:enhanced-path="M 0 0 L 21600 0 21600 21600 0 21600 0 0 Z N"/></draw:custom-shape><draw:custom-shape text:anchor-type="paragraph" draw:z-index="4" draw:name="Shape 5" draw:style-name="gr11" svg:width="4.578cm" svg:height="4.472cm" svg:x="4.491cm" svg:y="7.089cm"><text:p><text:s text:c="5"/><text:span text:style-name="T3">No&lt;=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Shape 6" draw:style-name="gr10" draw:text-style-name="P8" svg:width="4.287cm" svg:height="1.191cm" svg:x="0.205cm" svg:y="12.698cm"><text:p text:style-name="P8"><text:span text:style-name="T3">Not prime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9" draw:text-style-name="P4" svg:width="3.784cm" svg:height="1.059cm" svg:x="0.099cm" svg:y="19.233cm"><text:p text:style-name="P4">print(not prime)</text:p><text:p text:style-name="P4">Count=-1;</text:p><draw:enhanced-geometry svg:viewBox="0 0 21600 21600" draw:type="rectangle" draw:enhanced-path="M 0 0 L 21600 0 21600 21600 0 21600 0 0 Z N"/></draw:custom-shape><draw:custom-shape text:anchor-type="paragraph" draw:z-index="7" draw:name="Shape 8" draw:style-name="gr8" draw:text-style-name="P4" svg:width="3.758cm" svg:height="1.165cm" svg:x="0.152cm" svg:y="21.138cm"><text:p text:style-name="P4">Break;</text:p><draw:enhanced-geometry svg:viewBox="0 0 21600 21600" draw:type="rectangle" draw:enhanced-path="M 0 0 L 21600 0 21600 21600 0 21600 0 0 Z N"/></draw:custom-shape><draw:custom-shape text:anchor-type="paragraph" draw:z-index="8" draw:name="Shape 9" draw:style-name="gr7" draw:text-style-name="P7" svg:width="3.31cm" svg:height="1.165cm" svg:x="8.089cm" svg:y="19.154cm"><text:p text:style-name="P7">div++</text:p><draw:enhanced-geometry svg:viewBox="0 0 21600 21600" draw:type="rectangle" draw:enhanced-path="M 0 0 L 21600 0 21600 21600 0 21600 0 0 Z N"/></draw:custom-shape><draw:custom-shape text:anchor-type="paragraph" draw:z-index="9" draw:name="Shape 10" draw:style-name="gr6" draw:text-style-name="P7" svg:width="3.229cm" svg:height="1.087cm" svg:x="13.249cm" svg:y="19.181cm"><text:p text:style-name="P7">print(prime)</text:p><draw:enhanced-geometry svg:viewBox="0 0 21600 21600" draw:type="rectangle" draw:enhanced-path="M 0 0 L 21600 0 21600 21600 0 21600 0 0 Z N"/></draw:custom-shape><draw:custom-shape text:anchor-type="paragraph" draw:z-index="10" draw:name="Shape 11" draw:style-name="gr5" draw:text-style-name="P5" svg:width="3.864cm" svg:height="4.499cm" svg:x="11.502cm" svg:y="9.656cm"><text:p text:style-name="P5"><text:span text:style-name="T1">Div&lt;=n</text:span><text:span text:style-name="T1">o/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Shape 13" draw:style-name="gr3" draw:text-style-name="P5" svg:width="3.97cm" svg:height="4.605cm" svg:x="14.889cm" svg:y="13.545cm"><text:p text:style-name="P5"><text:span text:style-name="T1">c</text:span><text:span text:style-name="T1">o</text:span><text:span text:style-name="T1">u</text:span><text:span text:style-name="T1">n</text:span><text:span text:style-name="T1">t</text:span><text:span text:style-name="T1">=</text:span><text:span text:style-name="T1">=</text:span><text:span text:style-name="T1">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name="Shape 14" draw:style-name="gr2" svg:width="0.027cm" svg:height="0.346cm" svg:x="3.644cm" svg:y="21.85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4" draw:name="Line 1" draw:style-name="gr1" draw:text-style-name="P4" svg:x1="6.766cm" svg:y1="0.422cm" svg:x2="6.74cm" svg:y2="0.978cm"><text:p/></draw:line><draw:line text:anchor-type="paragraph" draw:z-index="15" draw:name="Line 2" draw:style-name="gr1" draw:text-style-name="P4" svg:x1="6.713cm" svg:y1="2.194cm" svg:x2="6.766cm" svg:y2="2.855cm"><text:p/></draw:line><draw:line text:anchor-type="paragraph" draw:z-index="16" draw:name="Line 3" draw:style-name="gr1" draw:text-style-name="P4" svg:x1="6.819cm" svg:y1="4.02cm" svg:x2="6.898cm" svg:y2="4.893cm"><text:p/></draw:line><draw:line text:anchor-type="paragraph" draw:z-index="17" draw:name="Line 4" draw:style-name="gr1" draw:text-style-name="P4" svg:x1="6.713cm" svg:y1="6.031cm" svg:x2="6.792cm" svg:y2="7.089cm"><text:p/></draw:line><draw:line text:anchor-type="paragraph" draw:z-index="18" draw:name="Line 5" draw:style-name="gr1" draw:text-style-name="P4" svg:x1="9.068cm" svg:y1="9.338cm" svg:x2="13.407cm" svg:y2="9.285cm"><text:p/></draw:line><draw:line text:anchor-type="paragraph" draw:z-index="19" draw:name="Line 6" draw:style-name="gr1" draw:text-style-name="P4" svg:x1="13.433cm" svg:y1="9.788cm" svg:x2="13.407cm" svg:y2="9.285cm"><text:p/></draw:line><draw:line text:anchor-type="paragraph" draw:z-index="20" draw:name="Horizontal line 1" draw:style-name="gr1" draw:text-style-name="P4" svg:x1="4.491cm" svg:y1="9.285cm" svg:x2="1.713cm" svg:y2="9.285cm"><text:p/></draw:line><draw:line text:anchor-type="paragraph" draw:z-index="21" draw:name="Line 7" draw:style-name="gr1" draw:text-style-name="P4" svg:x1="1.554cm" svg:y1="12.698cm" svg:x2="1.713cm" svg:y2="9.285cm"><text:p/></draw:line><draw:line text:anchor-type="paragraph" draw:z-index="22" draw:name="Line 8" draw:style-name="gr1" draw:text-style-name="P4" svg:x1="11.503cm" svg:y1="12.037cm" svg:x2="8.063cm" svg:y2="12.063cm"><text:p/></draw:line><draw:line text:anchor-type="paragraph" draw:z-index="23" draw:name="Line 9" draw:style-name="gr1" draw:text-style-name="P4" svg:x1="8.142cm" svg:y1="13.571cm" svg:x2="8.063cm" svg:y2="12.063cm"><text:p/></draw:line><draw:line text:anchor-type="paragraph" draw:z-index="24" draw:name="Line 10" draw:style-name="gr1" draw:text-style-name="P4" svg:x1="15.365cm" svg:y1="12.037cm" svg:x2="16.953cm" svg:y2="12.063cm"><text:p/></draw:line><draw:line text:anchor-type="paragraph" draw:z-index="25" draw:name="Line 11" draw:style-name="gr1" draw:text-style-name="P4" svg:x1="16.873cm" svg:y1="13.545cm" svg:x2="16.952cm" svg:y2="12.063cm"><text:p/></draw:line><draw:line text:anchor-type="paragraph" draw:z-index="26" draw:name="Line 12" draw:style-name="gr1" draw:text-style-name="P4" svg:x1="14.889cm" svg:y1="15.794cm" svg:x2="13.751cm" svg:y2="15.794cm"><text:p/></draw:line><draw:line text:anchor-type="paragraph" draw:z-index="27" draw:name="Line 13" draw:style-name="gr1" draw:text-style-name="P4" svg:x1="13.725cm" svg:y1="19.181cm" svg:x2="13.751cm" svg:y2="15.794cm"><text:p/></draw:line><draw:line text:anchor-type="paragraph" draw:z-index="28" draw:name="Horizontal line 2" draw:style-name="gr1" draw:text-style-name="P4" svg:x1="10.074cm" svg:y1="15.873cm" svg:x2="10.656cm" svg:y2="15.873cm"><text:p/></draw:line><draw:line text:anchor-type="paragraph" draw:z-index="29" draw:name="Line 14" draw:style-name="gr1" draw:text-style-name="P4" svg:x1="10.523cm" svg:y1="19.154cm" svg:x2="10.655cm" svg:y2="15.873cm"><text:p/></draw:line><draw:line text:anchor-type="paragraph" draw:z-index="30" draw:name="Line 15" draw:style-name="gr1" draw:text-style-name="P4" svg:x1="6.237cm" svg:y1="15.9cm" svg:x2="1.845cm" svg:y2="15.926cm"><text:p/></draw:line><draw:line text:anchor-type="paragraph" draw:z-index="31" draw:name="Line 16" draw:style-name="gr1" draw:text-style-name="P4" svg:x1="1.766cm" svg:y1="19.233cm" svg:x2="1.845cm" svg:y2="15.926cm"><text:p/></draw:line><draw:line text:anchor-type="paragraph" draw:z-index="32" draw:name="Vertical line 1" draw:style-name="gr1" draw:text-style-name="P4" svg:x1="1.739cm" svg:y1="20.292cm" svg:x2="1.739cm" svg:y2="21.139cm"><text:p/></draw:line><draw:custom-shape text:anchor-type="paragraph" draw:z-index="11" draw:name="Shape 12" draw:style-name="gr4" draw:text-style-name="P6" svg:width="3.837cm" svg:height="4.684cm" svg:x="6.237cm" svg:y="13.571cm"><text:p text:style-name="P6"><text:span text:style-name="T2">No%div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loext:opacity="100%" fo:font-size="20pt" fo:font-style="italic" fo:font-weight="bold" officeooo:rsid="00078f19" officeooo:paragraph-rsid="00078f19" style:font-size-asian="20pt" style:font-style-asian="italic" style:font-weight-asian="bold" style:font-size-complex="2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ime Number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4:04:07.028773564</meta:creation-date>
    <dc:date>2022-11-11T14:28:59.238725506</dc:date>
    <meta:editing-duration>PT4M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33" meta:character-count="180" meta:non-whitespace-character-count="149"/>
  </office:meta>
</office:document-meta>
</file>